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ListLabel19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P9" style:parent-style-name="Standard" style:family="paragraph">
      <style:paragraph-properties style:snap-to-layout-grid="false" fo:text-align="center" fo:margin-right="-0.0347in"/>
    </style:style>
    <style:style style:name="P10" style:parent-style-name="Standard" style:family="paragraph">
      <style:paragraph-properties style:snap-to-layout-grid="false" fo:text-align="center" fo:margin-right="-0.0347in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8" style:parent-style-name="DefaultParagraphFont" style:family="text">
      <style:text-properties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1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P37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4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4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T45" style:parent-style-name="DefaultParagraphFont" style:family="text">
      <style:text-properties fo:font-size="10.5pt" style:font-size-asian="10.5pt" style:font-size-complex="10.5pt"/>
    </style:style>
    <style:style style:name="T46" style:parent-style-name="DefaultParagraphFont" style:family="text">
      <style:text-properties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P49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3" style:parent-style-name="DefaultParagraphFont" style:family="text">
      <style:text-properties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T56" style:parent-style-name="DefaultParagraphFont" style:family="text">
      <style:text-properties fo:font-size="10.5pt" style:font-size-asian="10.5pt" style:font-size-complex="10.5pt"/>
    </style:style>
    <style:style style:name="T57" style:parent-style-name="DefaultParagraphFont" style:family="text">
      <style:text-properties fo:font-size="10.5pt" style:font-size-asian="10.5pt" style:font-size-complex="10.5pt"/>
    </style:style>
    <style:style style:name="T58" style:parent-style-name="DefaultParagraphFont" style:family="text">
      <style:text-properties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P63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6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size="10.5pt" style:font-size-asian="10.5pt" style:font-size-complex="10.5pt"/>
    </style:style>
    <style:style style:name="P6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7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7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4" style:parent-style-name="DefaultParagraphFont" style:family="text">
      <style:text-properties fo:font-size="10.5pt" style:font-size-asian="10.5pt" style:font-size-complex="10.5pt"/>
    </style:style>
    <style:style style:name="P7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6" style:parent-style-name="ListParagraph" style:list-style-name="WWNum4" style:family="paragraph">
      <style:paragraph-properties style:snap-to-layout-grid="false"/>
      <style:text-properties fo:font-size="10.5pt" style:font-size-asian="10.5pt" style:font-size-complex="10.5pt"/>
    </style:style>
    <style:style style:name="P77" style:parent-style-name="ListParagraph" style:list-style-name="WWNum4" style:family="paragraph">
      <style:paragraph-properties style:snap-to-layout-grid="false"/>
      <style:text-properties fo:font-size="10.5pt" style:font-size-asian="10.5pt" style:font-size-complex="10.5pt"/>
    </style:style>
    <style:style style:name="P78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7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8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2" style:parent-style-name="DefaultParagraphFont" style:family="text">
      <style:text-properties fo:font-size="10.5pt" style:font-size-asian="10.5pt" style:font-size-complex="10.5pt"/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P8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85" style:parent-style-name="ListParagraph" style:list-style-name="WWNum3" style:family="paragraph">
      <style:paragraph-properties style:snap-to-layout-grid="false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T87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88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89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90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9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4" style:parent-style-name="DefaultParagraphFont" style:family="text">
      <style:text-properties fo:font-size="10.5pt" style:font-size-asian="10.5pt" style:font-size-complex="10.5pt"/>
    </style:style>
    <style:style style:name="P9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96" style:parent-style-name="ListParagraph" style:list-style-name="WWNum6" style:family="paragraph">
      <style:paragraph-properties style:snap-to-layout-grid="false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size="10.5pt" style:font-size-asian="10.5pt" style:font-size-complex="10.5pt"/>
    </style:style>
    <style:style style:name="T9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2" style:parent-style-name="ListParagraph" style:list-style-name="WWNum6" style:family="paragraph">
      <style:paragraph-properties style:snap-to-layout-grid="false"/>
    </style:style>
    <style:style style:name="T103" style:parent-style-name="DefaultParagraphFont" style:family="text">
      <style:text-properties fo:font-size="10.5pt" style:font-size-asian="10.5pt" style:font-size-complex="10.5pt"/>
    </style:style>
    <style:style style:name="T10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7" style:parent-style-name="DefaultParagraphFont" style:family="text">
      <style:text-properties fo:font-size="10.5pt" style:font-size-asian="10.5pt" style:font-size-complex="10.5pt"/>
    </style:style>
    <style:style style:name="T108" style:parent-style-name="DefaultParagraphFont" style:family="text">
      <style:text-properties fo:font-size="10.5pt" style:font-size-asian="10.5pt" style:font-size-complex="10.5pt"/>
    </style:style>
    <style:style style:name="T109" style:parent-style-name="DefaultParagraphFont" style:family="text">
      <style:text-properties fo:font-size="10.5pt" style:font-size-asian="10.5pt" style:font-size-complex="10.5pt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P111" style:parent-style-name="ListParagraph" style:list-style-name="WWNum6" style:family="paragraph">
      <style:paragraph-properties style:snap-to-layout-grid="false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size="10.5pt" style:font-size-asian="10.5pt" style:font-size-complex="10.5pt"/>
    </style:style>
    <style:style style:name="P118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11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P126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2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8" style:parent-style-name="DefaultParagraphFont" style:family="text">
      <style:text-properties fo:font-size="10.5pt" style:font-size-asian="10.5pt" style:font-size-complex="10.5pt"/>
    </style:style>
    <style:style style:name="T129" style:parent-style-name="DefaultParagraphFont" style:family="text">
      <style:text-properties fo:font-size="10.5pt" style:font-size-asian="10.5pt" style:font-size-complex="10.5pt"/>
    </style:style>
    <style:style style:name="T130" style:parent-style-name="DefaultParagraphFont" style:family="text">
      <style:text-properties fo:font-size="10.5pt" style:font-size-asian="10.5pt" style:font-size-complex="10.5pt"/>
    </style:style>
    <style:style style:name="T131" style:parent-style-name="DefaultParagraphFont" style:family="text">
      <style:text-properties fo:font-size="10.5pt" style:font-size-asian="10.5pt" style:font-size-complex="10.5pt"/>
    </style:style>
    <style:style style:name="T1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T13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7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3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0" style:parent-style-name="DefaultParagraphFont" style:family="text">
      <style:text-properties fo:font-size="10.5pt" style:font-size-asian="10.5pt" style:font-size-complex="10.5pt"/>
    </style:style>
    <style:style style:name="T141" style:parent-style-name="DefaultParagraphFont" style:family="text">
      <style:text-properties fo:font-size="10.5pt" style:font-size-asian="10.5pt" style:font-size-complex="10.5pt"/>
    </style:style>
    <style:style style:name="T142" style:parent-style-name="DefaultParagraphFont" style:family="text">
      <style:text-properties fo:font-size="10.5pt" style:font-size-asian="10.5pt" style:font-size-complex="10.5pt"/>
    </style:style>
    <style:style style:name="P14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4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45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4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47" style:parent-style-name="Standard" style:family="paragraph">
      <style:paragraph-properties style:snap-to-layout-grid="false"/>
    </style:style>
    <style:style style:name="T14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9" style:parent-style-name="DefaultParagraphFont" style:family="text">
      <style:text-properties fo:font-size="10.5pt" style:font-size-asian="10.5pt" style:font-size-complex="10.5pt"/>
    </style:style>
    <style:style style:name="P150" style:parent-style-name="Standard" style:family="paragraph">
      <style:paragraph-properties style:snap-to-layout-grid="false"/>
    </style:style>
    <style:style style:name="T15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New York, NY 10040 | 347-595-2552 | mari<text:span text:style-name="T8">n.marinov@macaulay.cuny.edu</text:span></text:p>
      <text:p text:style-name="P9">www.linkedin.com/in/marin-p-marinov/ | mmarinov.netlify.com | github.com/marinov98</text:p>
      <text:p text:style-name="P10"/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 of Arts in Computer Science | Minor: Mathematics, Psychology | GPA: 3.9<text:s/><text:tab/>May 2021</text:p>
      <text:p text:style-name="P17"/>
      <text:p text:style-name="P18">Honors and Awards</text:p>
      <text:p text:style-name="P19">William E. Macaulay Honors College Scholarship, full tuition merit scholarship<text:s/><text:tab/>August<text:s/>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Multi-variable Calculus, Discrete Ma</text:span><text:span text:style-name="T25">thematics, Algorithms &amp; Data Structures</text:span><text:span text:style-name="T26"></text:span><text:span text:style-name="T27"></text:span><text:span text:style-name="T28">Applied Statistics, Computer Architecture</text:span></text:p>
      <text:p text:style-name="P29"/>
      <text:p text:style-name="P30">TECHNICAL SKILLS</text:p>
      <text:p text:style-name="P31"><text:span text:style-name="T32">Markup/Style:<text:s/></text:span><text:span text:style-name="T33"><text:tab/></text:span><text:span text:style-name="T34"><text:tab/></text:span><text:span text:style-name="T35"><text:tab/></text:span><text:span text:style-name="T36">HTML, CSS, Markdown</text:span></text:p>
      <text:p text:style-name="P37"><text:span text:style-name="T38">Programming Languages</text:span><text:span text:style-name="T39">:<text:s/></text:span><text:span text:style-name="T40"><text:tab/>C++, Python, C#, JavaScript, TypeScript</text:span></text:p>
      <text:p text:style-name="P41"><text:span text:style-name="T42">Software</text:span><text:span text:style-name="T43"><text:s/>Tools</text:span><text:span text:style-name="T44">:<text:s/></text:span><text:span text:style-name="T45"><text:tab/></text:span><text:span text:style-name="T46"><text:tab/></text:span><text:span text:style-name="T47"><text:tab/>Git, GNU<text:s/></text:span><text:span text:style-name="T48">Make, Cmake, Microsoft Office, AirTable, MonkeyLearn, Trello</text:span></text:p>
      <text:p text:style-name="P49"><text:span text:style-name="T50">Front-End<text:s/></text:span><text:span text:style-name="T51">Technologies:<text:s/></text:span><text:span text:style-name="T52"><text:tab/></text:span><text:span text:style-name="T53">jQuery,<text:s/></text:span><text:span text:style-name="T54">Angular</text:span><text:span text:style-name="T55">.js</text:span><text:span text:style-name="T56">, React</text:span><text:span text:style-name="T57">.js</text:span><text:span text:style-name="T58">, Redux</text:span><text:span text:style-name="T59">.js</text:span><text:span text:style-name="T60">, Gatsby</text:span><text:span text:style-name="T61">.js</text:span><text:span text:style-name="T62">, Bootstrap</text:span></text:p>
      <text:p text:style-name="P63"><text:span text:style-name="T64">Back-End Technologies:</text:span><text:span text:style-name="T65"><text:tab/></text:span><text:span text:style-name="T66">Node.js, Express.js, Jest.js,</text:span><text:span text:style-name="T67"><text:s/>Doctest</text:span><text:span text:style-name="T68">, PostreSQL</text:span></text:p>
      <text:p text:style-name="P69"/>
      <text:p text:style-name="P70">EXPERIENCE</text:p>
      <text:p text:style-name="P71"><text:span text:style-name="T72">Macaulay Business Club | Macaulay Honors College<text:s/></text:span><text:span text:style-name="T73"><text:tab/></text:span><text:span text:style-name="T74">New York, NY</text:span></text:p>
      <text:p text:style-name="P75">Web developer<text:s/><text:tab/>October 2018 – Present</text:p>
      <text:list text:style-name="WWNum4">
        <text:list-item>
          <text:p text:style-name="P76">Improved the functionality of the club’s website by implementing the search bar feature.</text:p>
        </text:list-item>
        <text:list-item>
          <text:p text:style-name="P77">Inspired non-tech committee members to build their own websites by holding web-development workshops.</text:p>
        </text:list-item>
      </text:list>
      <text:p text:style-name="P78"><text:tab/><text:tab/><text:tab/><text:tab/></text:p>
      <text:p text:style-name="P79"><text:span text:style-name="T80">CUNY Hunter College | Dolciani Math Learning Center<text:s/></text:span><text:span text:style-name="T81"><text:tab/><text:s text:c="3"/></text:span><text:span text:style-name="T82"><text:s text:c="3"/></text:span><text:span text:style-name="T83"><text:s text:c="73"/>New York, NY</text:span></text:p>
      <text:p text:style-name="P84">Calculus and Computer Science Tutor<text:s/><text:tab/>September 2017 – Present</text:p>
      <text:list text:style-name="WWNum3">
        <text:list-item>
          <text:p text:style-name="P85"><text:span text:style-name="T86">Conducted individualized tutoring and set goals for the chosen student</text:span><text:span text:style-name="T87">.</text:span></text:p>
        </text:list-item>
        <text:list-item>
          <text:p text:style-name="P88">Coordinated intensive boot camps to<text:s/>prepare students for upcoming mathematics courses.</text:p>
        </text:list-item>
        <text:list-item>
          <text:p text:style-name="P89">Trained hundreds of students monthly and aided in preparation for exams through problem-solving.</text:p>
        </text:list-item>
      </text:list>
      <text:p text:style-name="P90"/>
      <text:p text:style-name="P91"><text:span text:style-name="T92">WeWork | WeWork Labs<text:s/></text:span><text:span text:style-name="T93"><text:tab/></text:span><text:span text:style-name="T94">New York, NY</text:span></text:p>
      <text:p text:style-name="P95">Software Engineer<text:s/><text:tab/>June 2019 – August 2019</text:p>
      <text:list text:style-name="WWNum6">
        <text:list-item>
          <text:p text:style-name="P96"><text:span text:style-name="T97">Refined the<text:s/></text:span><text:span text:style-name="T98">company’s mentor sign-up form by analyzing their mentor database using<text:s/></text:span><text:span text:style-name="T99">React, Node<text:s/></text:span><text:span text:style-name="T100">and the<text:s/></text:span><text:span text:style-name="T101">AirTable API</text:span></text:p>
        </text:list-item>
        <text:list-item>
          <text:p text:style-name="P102"><text:span text:style-name="T103">Created a server with<text:s/></text:span><text:span text:style-name="T104">Node</text:span><text:span text:style-name="T105"><text:s/>and<text:s/></text:span><text:span text:style-name="T106">Express<text:s/></text:span><text:span text:style-name="T107">that would communicate with the mentor sign-up form submission by patching their calculated<text:s/></text:span><text:span text:style-name="T108">scores,</text:span><text:span text:style-name="T109"><text:s/>based on the</text:span><text:span text:style-name="T110">ir experiences, to the database to expedite the mentor vetting process from half an hour to little over a minute.</text:span></text:p>
        </text:list-item>
        <text:list-item>
          <text:p text:style-name="P111"><text:span text:style-name="T112">Constructed models using<text:s/></text:span><text:span text:style-name="T113">MonkeyLearn<text:s/></text:span><text:span text:style-name="T114">and used their<text:s/></text:span><text:span text:style-name="T115">Machine Learning API<text:s/></text:span><text:span text:style-name="T116">to parse long form text entry fields into action items for prioritiz</text:span><text:span text:style-name="T117">ing and department routing.</text:span></text:p>
        </text:list-item>
      </text:list>
      <text:p text:style-name="P118"/>
      <text:p text:style-name="P119">PROJECTS</text:p>
      <text:p text:style-name="P120"><text:span text:style-name="T121"><text:s/>InstaPet, Group Project<text:s/></text:span><text:span text:style-name="T122">(React, Redux, Node, Express, PostreSQL</text:span><text:span text:style-name="T123">, JWT</text:span><text:span text:style-name="T124">)<text:s/></text:span><text:span text:style-name="T125"><text:tab/>June 2019</text:span></text:p>
      <text:list text:style-name="WWNum7">
        <text:list-item>
          <text:p text:style-name="P126">Built a full stack app that acted as a place for people to make an account, share pictures of their pets, and follow each another.</text:p>
        </text:list-item>
        <text:list-item>
          <text:p text:style-name="P127"><text:span text:style-name="T128">Managed<text:s/></text:span><text:span text:style-name="T129">the app’s database,<text:s/></text:span><text:span text:style-name="T130">Redux store</text:span><text:span text:style-name="T131"><text:s/>and routes</text:span><text:span text:style-name="T132"><text:s/></text:span><text:span text:style-name="T133">using<text:s/></text:span><text:span text:style-name="T134">React-Redux, Sequelize<text:s/></text:span><text:span text:style-name="T135">and<text:s/></text:span><text:span text:style-name="T136">Express.</text:span></text:p>
        </text:list-item>
      </text:list>
      <text:p text:style-name="P137"/>
      <text:p text:style-name="P138"><text:span text:style-name="T139">Statistics Calculator, Personal Project<text:s/></text:span><text:span text:style-name="T140">(C++, Doctest</text:span><text:span text:style-name="T141">)<text:s/></text:span><text:span text:style-name="T142"><text:tab/>June 2018</text:span></text:p>
      <text:list text:style-name="WWNum8">
        <text:list-item>
          <text:p text:style-name="P143">Constructed a statistical calculator that computed 1-variable stats, confidence intervals, correlation coefficient, conducted hypothesis testing.</text:p>
        </text:list-item>
        <text:list-item>
          <text:p text:style-name="P144">Designed a formula sheet and provided more information on the data-set than other graphing calculators.</text:p>
        </text:list-item>
      </text:list>
      <text:p text:style-name="P145"/>
      <text:p text:style-name="P146">SKILLS</text:p>
      <text:p text:style-name="P147"><text:span text:style-name="T148">Languages:<text:s/></text:span><text:span text:style-name="T149">Bulgarian (Native), Spanish (Elementary)</text:span></text:p>
      <text:p text:style-name="P150"><text:span text:style-name="T151">Interests:<text:s/></text:span><text:span text:style-name="T152">Nutrition,<text:s/></text:span><text:span text:style-name="T153">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5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5LVL2" style:family="text">
      <style:text-properties style:font-name="Symbol" style:font-name-complex="Symbol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Symbol" style:font-name-complex="Symbol"/>
    </style:style>
    <style:style style:name="WW_CharLFO5LVL6" style:family="text">
      <style:text-properties style:font-name="Symbol" style:font-name-complex="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Symbol" style:font-name-complex="Symbol"/>
    </style:style>
    <style:style style:name="WW_CharLFO5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5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6" style:display-name="WWNum6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7" style:display-name="WWNum7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8" style:display-name="WWNum8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n Marinov</dc:creator>
    <meta:creation-date>2019-09-11T16:56:00Z</meta:creation-date>
    <dc:date>2019-11-30T23:48:00Z</dc:date>
    <meta:print-date>2019-11-30T23:46:00Z</meta:print-date>
    <meta:template xlink:href="Normal" xlink:type="simple"/>
    <meta:editing-cycles>20</meta:editing-cycles>
    <meta:editing-duration>PT16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74" meta:character-count="3173" meta:row-count="22" meta:non-whitespace-character-count="2705"/>
  </office:meta>
</office:document-meta>
</file>